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der by cube size" table:style-name="ta1">
        <table:shapes>
          <draw:frame draw:z-index="0" draw:style-name="gr1" draw:text-style-name="P1" svg:width="11.5898in" svg:height="6.1559in" svg:x="2.2094in" svg:y="0.0421in">
            <draw:object draw:notify-on-update-of-ranges="'Order by size of Dictionary'.A24:'Order by size of Dictionary'.A24 'Order by cube size'.A2:'Order by cube size'.A76 'Order by cube size'.B1:'Order by cube size'.B1 'Order by cube size'.B2:'Order by cube size'.B76 'Order by cube size'.C1:'Order by cube size'.C1 'Order by cube size'.C2:'Order by cube size'.C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6508in" svg:height="6.0299in" svg:x="2.1772in" svg:y="6.4504in">
            <draw:object draw:notify-on-update-of-ranges="'Order by size of Dictionary'.A24:'Order by size of Dictionary'.A24 'Order by size of Dictionary'.A14:'Order by size of Dictionary'.A50 'Order by cube size'.B1:'Order by cube size'.B1 'Order by size of Dictionary'.B14:'Order by size of Dictionary'.B50 'Order by cube size'.C1:'Order by cube size'.C1 'Order by size of Dictionary'.C14:'Order by size of Dictionary'.C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7591in" svg:height="6.1874in" svg:x="2.2098in" svg:y="13.1736in">
            <draw:object draw:notify-on-update-of-ranges="'Order by cube size'.A44:'Order by cube size'.A76 'Order by cube size'.B1:'Order by cube size'.B1 'Order by cube size'.B44:'Order by cube size'.B76 'Order by cube size'.C1:'Order by cube size'.C1 'Order by cube size'.C44:'Order by cube size'.C7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4_2_100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_2_131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_2_133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_2_156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_2_20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_2_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100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_107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_136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10_166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_2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10_3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2_100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2_2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2_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2_301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2_375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2_377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_2_474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2_607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2_621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_10_100</text:p>
          </table:table-cell>
          <table:table-cell office:value-type="float" office:value="665" calcext:value-type="float">
            <text:p>6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50_10_1000</text:p>
          </table:table-cell>
          <table:table-cell office:value-type="float" office:value="2190" calcext:value-type="float">
            <text:p>2190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50_10_20</text:p>
          </table:table-cell>
          <table:table-cell office:value-type="float" office:value="522" calcext:value-type="float">
            <text:p>5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_10_3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0_10_500</text:p>
          </table:table-cell>
          <table:table-cell office:value-type="float" office:value="1591" calcext:value-type="float">
            <text:p>159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50_10_800</text:p>
          </table:table-cell>
          <table:table-cell office:value-type="float" office:value="1953" calcext:value-type="float">
            <text:p>195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50_2_100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50_2_20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0_2_289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_2_3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0_2_401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2_432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_2_480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2_608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_2_624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_50_100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0_50_20</text:p>
          </table:table-cell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_50_3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_50_369</text:p>
          </table:table-cell>
          <table:table-cell office:value-type="float" office:value="651" calcext:value-type="float">
            <text:p>6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50_50_500</text:p>
          </table:table-cell>
          <table:table-cell office:value-type="float" office:value="818" calcext:value-type="float">
            <text:p>81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50_50_518</text:p>
          </table:table-cell>
          <table:table-cell office:value-type="float" office:value="821" calcext:value-type="float">
            <text:p>8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0_10_100</text:p>
          </table:table-cell>
          <table:table-cell office:value-type="float" office:value="29906" calcext:value-type="float">
            <text:p>29906</text:p>
          </table:table-cell>
          <table:table-cell office:value-type="float" office:value="49085" calcext:value-type="float">
            <text:p>49085</text:p>
          </table:table-cell>
        </table:table-row>
        <table:table-row table:style-name="ro1">
          <table:table-cell office:value-type="string" calcext:value-type="string">
            <text:p>200_10_1000</text:p>
          </table:table-cell>
          <table:table-cell office:value-type="float" office:value="269128" calcext:value-type="float">
            <text:p>269128</text:p>
          </table:table-cell>
          <table:table-cell office:value-type="float" office:value="504663" calcext:value-type="float">
            <text:p>504663</text:p>
          </table:table-cell>
        </table:table-row>
        <table:table-row table:style-name="ro1">
          <table:table-cell office:value-type="string" calcext:value-type="string">
            <text:p>200_10_20</text:p>
          </table:table-cell>
          <table:table-cell office:value-type="float" office:value="7293" calcext:value-type="float">
            <text:p>7293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200_10_3</text:p>
          </table:table-cell>
          <table:table-cell office:value-type="float" office:value="2472" calcext:value-type="float">
            <text:p>247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200_10_500</text:p>
          </table:table-cell>
          <table:table-cell office:value-type="float" office:value="145450" calcext:value-type="float">
            <text:p>145450</text:p>
          </table:table-cell>
          <table:table-cell office:value-type="float" office:value="228909" calcext:value-type="float">
            <text:p>228909</text:p>
          </table:table-cell>
        </table:table-row>
        <table:table-row table:style-name="ro1">
          <table:table-cell office:value-type="string" calcext:value-type="string">
            <text:p>200_10_800</text:p>
          </table:table-cell>
          <table:table-cell office:value-type="float" office:value="208823" calcext:value-type="float">
            <text:p>208823</text:p>
          </table:table-cell>
          <table:table-cell office:value-type="float" office:value="354696" calcext:value-type="float">
            <text:p>354696</text:p>
          </table:table-cell>
        </table:table-row>
        <table:table-row table:style-name="ro1">
          <table:table-cell office:value-type="string" calcext:value-type="string">
            <text:p>200_100_100</text:p>
          </table:table-cell>
          <table:table-cell office:value-type="float" office:value="15819" calcext:value-type="float">
            <text:p>15819</text:p>
          </table:table-cell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string" calcext:value-type="string">
            <text:p>200_100_1000</text:p>
          </table:table-cell>
          <table:table-cell office:value-type="float" office:value="160208" calcext:value-type="float">
            <text:p>160208</text:p>
          </table:table-cell>
          <table:table-cell office:value-type="float" office:value="290823" calcext:value-type="float">
            <text:p>290823</text:p>
          </table:table-cell>
        </table:table-row>
        <table:table-row table:style-name="ro1">
          <table:table-cell office:value-type="string" calcext:value-type="string">
            <text:p>200_100_20</text:p>
          </table:table-cell>
          <table:table-cell office:value-type="float" office:value="4668" calcext:value-type="float">
            <text:p>4668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200_100_3</text:p>
          </table:table-cell>
          <table:table-cell office:value-type="float" office:value="1757" calcext:value-type="float">
            <text:p>175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200_100_500</text:p>
          </table:table-cell>
          <table:table-cell office:value-type="float" office:value="80827" calcext:value-type="float">
            <text:p>80827</text:p>
          </table:table-cell>
          <table:table-cell office:value-type="float" office:value="127066" calcext:value-type="float">
            <text:p>127066</text:p>
          </table:table-cell>
        </table:table-row>
        <table:table-row table:style-name="ro1">
          <table:table-cell office:value-type="string" calcext:value-type="string">
            <text:p>200_100_800</text:p>
          </table:table-cell>
          <table:table-cell office:value-type="float" office:value="124498" calcext:value-type="float">
            <text:p>124498</text:p>
          </table:table-cell>
          <table:table-cell office:value-type="float" office:value="229263" calcext:value-type="float">
            <text:p>229263</text:p>
          </table:table-cell>
        </table:table-row>
        <table:table-row table:style-name="ro1">
          <table:table-cell office:value-type="string" calcext:value-type="string">
            <text:p>200_2_100</text:p>
          </table:table-cell>
          <table:table-cell office:value-type="float" office:value="1794" calcext:value-type="float">
            <text:p>179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200_2_20</text:p>
          </table:table-cell>
          <table:table-cell office:value-type="float" office:value="1798" calcext:value-type="float">
            <text:p>1798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0_2_3</text:p>
          </table:table-cell>
          <table:table-cell office:value-type="float" office:value="1661" calcext:value-type="float">
            <text:p>166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00_2_366</text:p>
          </table:table-cell>
          <table:table-cell office:value-type="float" office:value="1818" calcext:value-type="float">
            <text:p>1818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00_2_409</text:p>
          </table:table-cell>
          <table:table-cell office:value-type="float" office:value="1943" calcext:value-type="float">
            <text:p>194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00_2_437</text:p>
          </table:table-cell>
          <table:table-cell office:value-type="float" office:value="1887" calcext:value-type="float">
            <text:p>188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00_2_472</text:p>
          </table:table-cell>
          <table:table-cell office:value-type="float" office:value="1787" calcext:value-type="float">
            <text:p>178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200_2_603</text:p>
          </table:table-cell>
          <table:table-cell office:value-type="float" office:value="1988" calcext:value-type="float">
            <text:p>198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00_2_621</text:p>
          </table:table-cell>
          <table:table-cell office:value-type="float" office:value="2006" calcext:value-type="float">
            <text:p>200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00_50_100</text:p>
          </table:table-cell>
          <table:table-cell office:value-type="float" office:value="21924" calcext:value-type="float">
            <text:p>21924</text:p>
          </table:table-cell>
          <table:table-cell office:value-type="float" office:value="34916" calcext:value-type="float">
            <text:p>34916</text:p>
          </table:table-cell>
        </table:table-row>
        <table:table-row table:style-name="ro1">
          <table:table-cell office:value-type="string" calcext:value-type="string">
            <text:p>200_50_1000</text:p>
          </table:table-cell>
          <table:table-cell office:value-type="float" office:value="202242" calcext:value-type="float">
            <text:p>202242</text:p>
          </table:table-cell>
          <table:table-cell office:value-type="float" office:value="378841" calcext:value-type="float">
            <text:p>378841</text:p>
          </table:table-cell>
        </table:table-row>
        <table:table-row table:style-name="ro1">
          <table:table-cell office:value-type="string" calcext:value-type="string">
            <text:p>200_50_20</text:p>
          </table:table-cell>
          <table:table-cell office:value-type="float" office:value="5169" calcext:value-type="float">
            <text:p>5169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200_50_3</text:p>
          </table:table-cell>
          <table:table-cell office:value-type="float" office:value="2653" calcext:value-type="float">
            <text:p>2653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200_50_500</text:p>
          </table:table-cell>
          <table:table-cell office:value-type="float" office:value="108487" calcext:value-type="float">
            <text:p>108487</text:p>
          </table:table-cell>
          <table:table-cell office:value-type="float" office:value="179308" calcext:value-type="float">
            <text:p>179308</text:p>
          </table:table-cell>
        </table:table-row>
        <table:table-row table:style-name="ro1">
          <table:table-cell office:value-type="string" calcext:value-type="string">
            <text:p>200_50_800</text:p>
          </table:table-cell>
          <table:table-cell office:value-type="float" office:value="165542" calcext:value-type="float">
            <text:p>165542</text:p>
          </table:table-cell>
          <table:table-cell office:value-type="float" office:value="271842" calcext:value-type="float">
            <text:p>271842</text:p>
          </table:table-cell>
        </table:table-row>
        <table:table-row table:style-name="ro1">
          <table:table-cell office:value-type="string" calcext:value-type="string">
            <text:p>200_80_100</text:p>
          </table:table-cell>
          <table:table-cell office:value-type="float" office:value="19631" calcext:value-type="float">
            <text:p>19631</text:p>
          </table:table-cell>
          <table:table-cell office:value-type="float" office:value="29063" calcext:value-type="float">
            <text:p>29063</text:p>
          </table:table-cell>
        </table:table-row>
        <table:table-row table:style-name="ro1">
          <table:table-cell office:value-type="string" calcext:value-type="string">
            <text:p>200_80_1000</text:p>
          </table:table-cell>
          <table:table-cell office:value-type="float" office:value="166685" calcext:value-type="float">
            <text:p>166685</text:p>
          </table:table-cell>
          <table:table-cell office:value-type="float" office:value="305050" calcext:value-type="float">
            <text:p>305050</text:p>
          </table:table-cell>
        </table:table-row>
        <table:table-row table:style-name="ro1">
          <table:table-cell office:value-type="string" calcext:value-type="string">
            <text:p>200_80_20</text:p>
          </table:table-cell>
          <table:table-cell office:value-type="float" office:value="5721" calcext:value-type="float">
            <text:p>5721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200_80_3</text:p>
          </table:table-cell>
          <table:table-cell office:value-type="float" office:value="2491" calcext:value-type="float">
            <text:p>2491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200_80_500</text:p>
          </table:table-cell>
          <table:table-cell office:value-type="float" office:value="94303" calcext:value-type="float">
            <text:p>94303</text:p>
          </table:table-cell>
          <table:table-cell office:value-type="float" office:value="148242" calcext:value-type="float">
            <text:p>148242</text:p>
          </table:table-cell>
        </table:table-row>
        <table:table-row table:style-name="ro1">
          <table:table-cell office:value-type="string" calcext:value-type="string">
            <text:p>200_80_800</text:p>
          </table:table-cell>
          <table:table-cell office:value-type="float" office:value="139600" calcext:value-type="float">
            <text:p>139600</text:p>
          </table:table-cell>
          <table:table-cell office:value-type="float" office:value="222317" calcext:value-type="float">
            <text:p>222317</text:p>
          </table:table-cell>
        </table:table-row>
        <table:table-row table:style-name="ro1">
          <table:table-cell table:number-columns-repeated="3"/>
        </table:table-row>
        <table:table-row table:style-name="ro2" table:number-rows-repeated="27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der by size of Dictionary" table:style-name="ta1">
        <table:shapes>
          <draw:frame draw:z-index="0" draw:style-name="gr1" draw:text-style-name="P1" svg:width="12.7587in" svg:height="6.1701in" svg:x="2.7098in" svg:y="0.0417in">
            <draw:object draw:notify-on-update-of-ranges="'Order by size of Dictionary'.A1:'Order by size of Dictionary'.A1 'Order by size of Dictionary'.A2:'Order by size of Dictionary'.A76 'Order by size of Dictionary'.B1:'Order by size of Dictionary'.B1 'Order by size of Dictionary'.B2:'Order by size of Dictionary'.B76 'Order by size of Dictionary'.C1:'Order by size of Dictionary'.C1 'Order by size of Dictionary'.C2:'Order by size of Dictionary'.C7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2.6287in" svg:height="6.1701in" svg:x="2.7098in" svg:y="6.5673in">
            <draw:object draw:notify-on-update-of-ranges="'Order by size of Dictionary'.A1:'Order by size of Dictionary'.A1 'Order by size of Dictionary'.A2:'Order by size of Dictionary'.A53 'Order by size of Dictionary'.B1:'Order by size of Dictionary'.B1 'Order by size of Dictionary'.B2:'Order by size of Dictionary'.B53 'Order by size of Dictionary'.C1:'Order by size of Dictionary'.C1 'Order by size of Dictionary'.C2:'Order by size of Dictionary'.C5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2.6177in" svg:height="6.2016in" svg:x="2.7098in" svg:y="13.1138in">
            <draw:object draw:notify-on-update-of-ranges="'Order by size of Dictionary'.A54:'Order by size of Dictionary'.A76 'Order by size of Dictionary'.B1:'Order by size of Dictionary'.B1 'Order by size of Dictionary'.B54:'Order by size of Dictionary'.B76 'Order by size of Dictionary'.C1:'Order by size of Dictionary'.C1 'Order by size of Dictionary'.C54:'Order by size of Dictionary'.C7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3_10_1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_10_200</text:p>
          </table:table-cell>
          <table:table-cell office:value-type="float" office:value="2472" calcext:value-type="float">
            <text:p>247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3_10_50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_100_200</text:p>
          </table:table-cell>
          <table:table-cell office:value-type="float" office:value="1757" calcext:value-type="float">
            <text:p>175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3_2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_2_200</text:p>
          </table:table-cell>
          <table:table-cell office:value-type="float" office:value="1661" calcext:value-type="float">
            <text:p>166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3_2_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_2_50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3_50_200</text:p>
          </table:table-cell>
          <table:table-cell office:value-type="float" office:value="2653" calcext:value-type="float">
            <text:p>2653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3_50_50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_80_200</text:p>
          </table:table-cell>
          <table:table-cell office:value-type="float" office:value="2491" calcext:value-type="float">
            <text:p>2491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20_10_1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_10_200</text:p>
          </table:table-cell>
          <table:table-cell office:value-type="float" office:value="7293" calcext:value-type="float">
            <text:p>7293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20_10_50</text:p>
          </table:table-cell>
          <table:table-cell office:value-type="float" office:value="522" calcext:value-type="float">
            <text:p>5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_100_200</text:p>
          </table:table-cell>
          <table:table-cell office:value-type="float" office:value="4668" calcext:value-type="float">
            <text:p>4668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20_2_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_2_200</text:p>
          </table:table-cell>
          <table:table-cell office:value-type="float" office:value="1798" calcext:value-type="float">
            <text:p>1798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_2_4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_2_50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_50_200</text:p>
          </table:table-cell>
          <table:table-cell office:value-type="float" office:value="5169" calcext:value-type="float">
            <text:p>5169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20_50_50</text:p>
          </table:table-cell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_80_200</text:p>
          </table:table-cell>
          <table:table-cell office:value-type="float" office:value="5721" calcext:value-type="float">
            <text:p>5721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100_10_10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_10_200</text:p>
          </table:table-cell>
          <table:table-cell office:value-type="float" office:value="29906" calcext:value-type="float">
            <text:p>29906</text:p>
          </table:table-cell>
          <table:table-cell office:value-type="float" office:value="49085" calcext:value-type="float">
            <text:p>49085</text:p>
          </table:table-cell>
        </table:table-row>
        <table:table-row table:style-name="ro1">
          <table:table-cell office:value-type="string" calcext:value-type="string">
            <text:p>100_10_50</text:p>
          </table:table-cell>
          <table:table-cell office:value-type="float" office:value="665" calcext:value-type="float">
            <text:p>6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100_100_200</text:p>
          </table:table-cell>
          <table:table-cell office:value-type="float" office:value="15819" calcext:value-type="float">
            <text:p>15819</text:p>
          </table:table-cell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string" calcext:value-type="string">
            <text:p>100_2_10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_2_200</text:p>
          </table:table-cell>
          <table:table-cell office:value-type="float" office:value="1794" calcext:value-type="float">
            <text:p>179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100_2_4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00_2_50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00_50_200</text:p>
          </table:table-cell>
          <table:table-cell office:value-type="float" office:value="21924" calcext:value-type="float">
            <text:p>21924</text:p>
          </table:table-cell>
          <table:table-cell office:value-type="float" office:value="34916" calcext:value-type="float">
            <text:p>34916</text:p>
          </table:table-cell>
        </table:table-row>
        <table:table-row table:style-name="ro1">
          <table:table-cell office:value-type="string" calcext:value-type="string">
            <text:p>100_50_50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0_80_200</text:p>
          </table:table-cell>
          <table:table-cell office:value-type="float" office:value="19631" calcext:value-type="float">
            <text:p>19631</text:p>
          </table:table-cell>
          <table:table-cell office:value-type="float" office:value="29063" calcext:value-type="float">
            <text:p>29063</text:p>
          </table:table-cell>
        </table:table-row>
        <table:table-row table:style-name="ro1">
          <table:table-cell office:value-type="string" calcext:value-type="string">
            <text:p>107_10_10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1_2_4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3_2_4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6_10_10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6_2_4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6_10_10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9_2_50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01_2_10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66_2_200</text:p>
          </table:table-cell>
          <table:table-cell office:value-type="float" office:value="1818" calcext:value-type="float">
            <text:p>1818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369_50_50</text:p>
          </table:table-cell>
          <table:table-cell office:value-type="float" office:value="651" calcext:value-type="float">
            <text:p>6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375_2_10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77_2_10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1_2_50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09_2_200</text:p>
          </table:table-cell>
          <table:table-cell office:value-type="float" office:value="1943" calcext:value-type="float">
            <text:p>194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432_2_50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37_2_200</text:p>
          </table:table-cell>
          <table:table-cell office:value-type="float" office:value="1887" calcext:value-type="float">
            <text:p>188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472_2_200</text:p>
          </table:table-cell>
          <table:table-cell office:value-type="float" office:value="1787" calcext:value-type="float">
            <text:p>178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474_2_10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80_2_50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00_10_200</text:p>
          </table:table-cell>
          <table:table-cell office:value-type="float" office:value="145450" calcext:value-type="float">
            <text:p>145450</text:p>
          </table:table-cell>
          <table:table-cell office:value-type="float" office:value="228909" calcext:value-type="float">
            <text:p>228909</text:p>
          </table:table-cell>
        </table:table-row>
        <table:table-row table:style-name="ro1">
          <table:table-cell office:value-type="string" calcext:value-type="string">
            <text:p>500_10_50</text:p>
          </table:table-cell>
          <table:table-cell office:value-type="float" office:value="1591" calcext:value-type="float">
            <text:p>159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500_100_200</text:p>
          </table:table-cell>
          <table:table-cell office:value-type="float" office:value="80827" calcext:value-type="float">
            <text:p>80827</text:p>
          </table:table-cell>
          <table:table-cell office:value-type="float" office:value="127066" calcext:value-type="float">
            <text:p>127066</text:p>
          </table:table-cell>
        </table:table-row>
        <table:table-row table:style-name="ro1">
          <table:table-cell office:value-type="string" calcext:value-type="string">
            <text:p>500_50_200</text:p>
          </table:table-cell>
          <table:table-cell office:value-type="float" office:value="108487" calcext:value-type="float">
            <text:p>108487</text:p>
          </table:table-cell>
          <table:table-cell office:value-type="float" office:value="179308" calcext:value-type="float">
            <text:p>179308</text:p>
          </table:table-cell>
        </table:table-row>
        <table:table-row table:style-name="ro1">
          <table:table-cell office:value-type="string" calcext:value-type="string">
            <text:p>500_50_50</text:p>
          </table:table-cell>
          <table:table-cell office:value-type="float" office:value="818" calcext:value-type="float">
            <text:p>81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500_80_200</text:p>
          </table:table-cell>
          <table:table-cell office:value-type="float" office:value="94303" calcext:value-type="float">
            <text:p>94303</text:p>
          </table:table-cell>
          <table:table-cell office:value-type="float" office:value="148242" calcext:value-type="float">
            <text:p>148242</text:p>
          </table:table-cell>
        </table:table-row>
        <table:table-row table:style-name="ro1">
          <table:table-cell office:value-type="string" calcext:value-type="string">
            <text:p>518_50_50</text:p>
          </table:table-cell>
          <table:table-cell office:value-type="float" office:value="821" calcext:value-type="float">
            <text:p>8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603_2_200</text:p>
          </table:table-cell>
          <table:table-cell office:value-type="float" office:value="1988" calcext:value-type="float">
            <text:p>198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607_2_10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8_2_50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21_2_10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21_2_200</text:p>
          </table:table-cell>
          <table:table-cell office:value-type="float" office:value="2006" calcext:value-type="float">
            <text:p>200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624_2_50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800_10_200</text:p>
          </table:table-cell>
          <table:table-cell office:value-type="float" office:value="208823" calcext:value-type="float">
            <text:p>208823</text:p>
          </table:table-cell>
          <table:table-cell office:value-type="float" office:value="354696" calcext:value-type="float">
            <text:p>354696</text:p>
          </table:table-cell>
        </table:table-row>
        <table:table-row table:style-name="ro1">
          <table:table-cell office:value-type="string" calcext:value-type="string">
            <text:p>800_10_50</text:p>
          </table:table-cell>
          <table:table-cell office:value-type="float" office:value="1953" calcext:value-type="float">
            <text:p>195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800_100_200</text:p>
          </table:table-cell>
          <table:table-cell office:value-type="float" office:value="124498" calcext:value-type="float">
            <text:p>124498</text:p>
          </table:table-cell>
          <table:table-cell office:value-type="float" office:value="229263" calcext:value-type="float">
            <text:p>229263</text:p>
          </table:table-cell>
        </table:table-row>
        <table:table-row table:style-name="ro1">
          <table:table-cell office:value-type="string" calcext:value-type="string">
            <text:p>800_50_200</text:p>
          </table:table-cell>
          <table:table-cell office:value-type="float" office:value="165542" calcext:value-type="float">
            <text:p>165542</text:p>
          </table:table-cell>
          <table:table-cell office:value-type="float" office:value="271842" calcext:value-type="float">
            <text:p>271842</text:p>
          </table:table-cell>
        </table:table-row>
        <table:table-row table:style-name="ro1">
          <table:table-cell office:value-type="string" calcext:value-type="string">
            <text:p>800_80_200</text:p>
          </table:table-cell>
          <table:table-cell office:value-type="float" office:value="139600" calcext:value-type="float">
            <text:p>139600</text:p>
          </table:table-cell>
          <table:table-cell office:value-type="float" office:value="222317" calcext:value-type="float">
            <text:p>222317</text:p>
          </table:table-cell>
        </table:table-row>
        <table:table-row table:style-name="ro1">
          <table:table-cell office:value-type="string" calcext:value-type="string">
            <text:p>1000_10_200</text:p>
          </table:table-cell>
          <table:table-cell office:value-type="float" office:value="269128" calcext:value-type="float">
            <text:p>269128</text:p>
          </table:table-cell>
          <table:table-cell office:value-type="float" office:value="504663" calcext:value-type="float">
            <text:p>504663</text:p>
          </table:table-cell>
        </table:table-row>
        <table:table-row table:style-name="ro1">
          <table:table-cell office:value-type="string" calcext:value-type="string">
            <text:p>1000_10_50</text:p>
          </table:table-cell>
          <table:table-cell office:value-type="float" office:value="2190" calcext:value-type="float">
            <text:p>2190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1000_100_200</text:p>
          </table:table-cell>
          <table:table-cell office:value-type="float" office:value="160208" calcext:value-type="float">
            <text:p>160208</text:p>
          </table:table-cell>
          <table:table-cell office:value-type="float" office:value="290823" calcext:value-type="float">
            <text:p>290823</text:p>
          </table:table-cell>
        </table:table-row>
        <table:table-row table:style-name="ro1">
          <table:table-cell office:value-type="string" calcext:value-type="string">
            <text:p>1000_50_200</text:p>
          </table:table-cell>
          <table:table-cell office:value-type="float" office:value="202242" calcext:value-type="float">
            <text:p>202242</text:p>
          </table:table-cell>
          <table:table-cell office:value-type="float" office:value="378841" calcext:value-type="float">
            <text:p>378841</text:p>
          </table:table-cell>
        </table:table-row>
        <table:table-row table:style-name="ro1">
          <table:table-cell office:value-type="string" calcext:value-type="string">
            <text:p>1000_80_200</text:p>
          </table:table-cell>
          <table:table-cell office:value-type="float" office:value="166685" calcext:value-type="float">
            <text:p>166685</text:p>
          </table:table-cell>
          <table:table-cell office:value-type="float" office:value="305050" calcext:value-type="float">
            <text:p>305050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rder by length of word" table:style-name="ta1">
        <table:shapes>
          <draw:frame draw:z-index="0" draw:style-name="gr1" draw:text-style-name="P1" svg:width="12.5626in" svg:height="6.1969in" svg:x="2.9264in" svg:y="0.0421in">
            <draw:object draw:notify-on-update-of-ranges="'Order by length of word'.A1:'Order by length of word'.A1 'Order by length of word'.A2:'Order by length of word'.A76 'Order by length of word'.B1:'Order by length of word'.B1 'Order by length of word'.B2:'Order by length of word'.B76 'Order by length of word'.C1:'Order by length of word'.C1 'Order by length of word'.C2:'Order by length of word'.C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2.6492in" svg:height="6.1866in" svg:x="2.9264in" svg:y="6.5965in">
            <draw:object draw:notify-on-update-of-ranges="'Order by length of word'.A1:'Order by length of word'.A1 'Order by length of word'.A2:'Order by length of word'.A34 'Order by length of word'.B1:'Order by length of word'.B1 'Order by length of word'.B2:'Order by length of word'.B34 'Order by length of word'.C1:'Order by length of word'.C1 'Order by length of word'.C2:'Order by length of word'.C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2.676in" svg:height="5.6744in" svg:x="2.8673in" svg:y="13.0744in">
            <draw:object draw:notify-on-update-of-ranges="'Order by length of word'.A35:'Order by length of word'.A76 'Order by length of word'.B1:'Order by length of word'.B1 'Order by length of word'.B35:'Order by length of word'.B76 'Order by length of word'.C1:'Order by length of word'.C1 'Order by length of word'.C35:'Order by length of word'.C7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equence</text:p>
          </table:table-cell>
        </table:table-row>
        <table:table-row table:style-name="ro1">
          <table:table-cell office:value-type="string" calcext:value-type="string">
            <text:p>2_100_10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100_200</text:p>
          </table:table-cell>
          <table:table-cell office:value-type="float" office:value="1794" calcext:value-type="float">
            <text:p>1794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2_100_4</text:p>
          </table:table-cell>
          <table:table-cell office:value-type="float" office:value="536" calcext:value-type="float">
            <text:p>5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_100_50</text:p>
          </table:table-cell>
          <table:table-cell office:value-type="float" office:value="423" calcext:value-type="float">
            <text:p>4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_131_4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133_4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156_4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20_10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20_200</text:p>
          </table:table-cell>
          <table:table-cell office:value-type="float" office:value="1798" calcext:value-type="float">
            <text:p>1798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_20_4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20_50</text:p>
          </table:table-cell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_289_50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_3_1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3_200</text:p>
          </table:table-cell>
          <table:table-cell office:value-type="float" office:value="1661" calcext:value-type="float">
            <text:p>166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_3_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_3_50</text:p>
          </table:table-cell>
          <table:table-cell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_301_10</text:p>
          </table:table-cell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366_200</text:p>
          </table:table-cell>
          <table:table-cell office:value-type="float" office:value="1818" calcext:value-type="float">
            <text:p>1818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2_375_10</text:p>
          </table:table-cell>
          <table:table-cell office:value-type="float" office:value="562" calcext:value-type="float">
            <text:p>5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377_10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_401_50</text:p>
          </table:table-cell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_409_200</text:p>
          </table:table-cell>
          <table:table-cell office:value-type="float" office:value="1943" calcext:value-type="float">
            <text:p>194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2_432_50</text:p>
          </table:table-cell>
          <table:table-cell office:value-type="float" office:value="474" calcext:value-type="float">
            <text:p>4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_437_200</text:p>
          </table:table-cell>
          <table:table-cell office:value-type="float" office:value="1887" calcext:value-type="float">
            <text:p>1887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string" calcext:value-type="string">
            <text:p>2_472_200</text:p>
          </table:table-cell>
          <table:table-cell office:value-type="float" office:value="1787" calcext:value-type="float">
            <text:p>1787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2_474_10</text:p>
          </table:table-cell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480_50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_603_200</text:p>
          </table:table-cell>
          <table:table-cell office:value-type="float" office:value="1988" calcext:value-type="float">
            <text:p>1988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2_607_10</text:p>
          </table:table-cell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_608_50</text:p>
          </table:table-cell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_621_10</text:p>
          </table:table-cell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_621_200</text:p>
          </table:table-cell>
          <table:table-cell office:value-type="float" office:value="2006" calcext:value-type="float">
            <text:p>2006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2_624_50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_100_10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00_200</text:p>
          </table:table-cell>
          <table:table-cell office:value-type="float" office:value="29906" calcext:value-type="float">
            <text:p>29906</text:p>
          </table:table-cell>
          <table:table-cell office:value-type="float" office:value="49085" calcext:value-type="float">
            <text:p>49085</text:p>
          </table:table-cell>
        </table:table-row>
        <table:table-row table:style-name="ro1">
          <table:table-cell office:value-type="string" calcext:value-type="string">
            <text:p>10_100_50</text:p>
          </table:table-cell>
          <table:table-cell office:value-type="float" office:value="665" calcext:value-type="float">
            <text:p>66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10_1000_200</text:p>
          </table:table-cell>
          <table:table-cell office:value-type="float" office:value="269128" calcext:value-type="float">
            <text:p>269128</text:p>
          </table:table-cell>
          <table:table-cell office:value-type="float" office:value="504663" calcext:value-type="float">
            <text:p>504663</text:p>
          </table:table-cell>
        </table:table-row>
        <table:table-row table:style-name="ro1">
          <table:table-cell office:value-type="string" calcext:value-type="string">
            <text:p>10_1000_50</text:p>
          </table:table-cell>
          <table:table-cell office:value-type="float" office:value="2190" calcext:value-type="float">
            <text:p>2190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10_107_10</text:p>
          </table:table-cell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136_10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_166_10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20_10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_20_200</text:p>
          </table:table-cell>
          <table:table-cell office:value-type="float" office:value="7293" calcext:value-type="float">
            <text:p>7293</text:p>
          </table:table-cell>
          <table:table-cell office:value-type="float" office:value="11234" calcext:value-type="float">
            <text:p>11234</text:p>
          </table:table-cell>
        </table:table-row>
        <table:table-row table:style-name="ro1">
          <table:table-cell office:value-type="string" calcext:value-type="string">
            <text:p>10_20_50</text:p>
          </table:table-cell>
          <table:table-cell office:value-type="float" office:value="522" calcext:value-type="float">
            <text:p>5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0_3_1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_3_200</text:p>
          </table:table-cell>
          <table:table-cell office:value-type="float" office:value="2472" calcext:value-type="float">
            <text:p>2472</text:p>
          </table:table-cell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string" calcext:value-type="string">
            <text:p>10_3_50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_500_200</text:p>
          </table:table-cell>
          <table:table-cell office:value-type="float" office:value="145450" calcext:value-type="float">
            <text:p>145450</text:p>
          </table:table-cell>
          <table:table-cell office:value-type="float" office:value="228909" calcext:value-type="float">
            <text:p>228909</text:p>
          </table:table-cell>
        </table:table-row>
        <table:table-row table:style-name="ro1">
          <table:table-cell office:value-type="string" calcext:value-type="string">
            <text:p>10_500_50</text:p>
          </table:table-cell>
          <table:table-cell office:value-type="float" office:value="1591" calcext:value-type="float">
            <text:p>1591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10_800_200</text:p>
          </table:table-cell>
          <table:table-cell office:value-type="float" office:value="208823" calcext:value-type="float">
            <text:p>208823</text:p>
          </table:table-cell>
          <table:table-cell office:value-type="float" office:value="354696" calcext:value-type="float">
            <text:p>354696</text:p>
          </table:table-cell>
        </table:table-row>
        <table:table-row table:style-name="ro1">
          <table:table-cell office:value-type="string" calcext:value-type="string">
            <text:p>10_800_50</text:p>
          </table:table-cell>
          <table:table-cell office:value-type="float" office:value="1953" calcext:value-type="float">
            <text:p>1953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50_100_200</text:p>
          </table:table-cell>
          <table:table-cell office:value-type="float" office:value="21924" calcext:value-type="float">
            <text:p>21924</text:p>
          </table:table-cell>
          <table:table-cell office:value-type="float" office:value="34916" calcext:value-type="float">
            <text:p>34916</text:p>
          </table:table-cell>
        </table:table-row>
        <table:table-row table:style-name="ro1">
          <table:table-cell office:value-type="string" calcext:value-type="string">
            <text:p>50_100_50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50_1000_200</text:p>
          </table:table-cell>
          <table:table-cell office:value-type="float" office:value="202242" calcext:value-type="float">
            <text:p>202242</text:p>
          </table:table-cell>
          <table:table-cell office:value-type="float" office:value="378841" calcext:value-type="float">
            <text:p>378841</text:p>
          </table:table-cell>
        </table:table-row>
        <table:table-row table:style-name="ro1">
          <table:table-cell office:value-type="string" calcext:value-type="string">
            <text:p>50_20_200</text:p>
          </table:table-cell>
          <table:table-cell office:value-type="float" office:value="5169" calcext:value-type="float">
            <text:p>5169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string" calcext:value-type="string">
            <text:p>50_20_50</text:p>
          </table:table-cell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_3_200</text:p>
          </table:table-cell>
          <table:table-cell office:value-type="float" office:value="2653" calcext:value-type="float">
            <text:p>2653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50_3_50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_369_50</text:p>
          </table:table-cell>
          <table:table-cell office:value-type="float" office:value="651" calcext:value-type="float">
            <text:p>6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50_500_200</text:p>
          </table:table-cell>
          <table:table-cell office:value-type="float" office:value="108487" calcext:value-type="float">
            <text:p>108487</text:p>
          </table:table-cell>
          <table:table-cell office:value-type="float" office:value="179308" calcext:value-type="float">
            <text:p>179308</text:p>
          </table:table-cell>
        </table:table-row>
        <table:table-row table:style-name="ro1">
          <table:table-cell office:value-type="string" calcext:value-type="string">
            <text:p>50_500_50</text:p>
          </table:table-cell>
          <table:table-cell office:value-type="float" office:value="818" calcext:value-type="float">
            <text:p>81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50_518_50</text:p>
          </table:table-cell>
          <table:table-cell office:value-type="float" office:value="821" calcext:value-type="float">
            <text:p>82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50_800_200</text:p>
          </table:table-cell>
          <table:table-cell office:value-type="float" office:value="165542" calcext:value-type="float">
            <text:p>165542</text:p>
          </table:table-cell>
          <table:table-cell office:value-type="float" office:value="271842" calcext:value-type="float">
            <text:p>271842</text:p>
          </table:table-cell>
        </table:table-row>
        <table:table-row table:style-name="ro1">
          <table:table-cell office:value-type="string" calcext:value-type="string">
            <text:p>80_100_200</text:p>
          </table:table-cell>
          <table:table-cell office:value-type="float" office:value="19631" calcext:value-type="float">
            <text:p>19631</text:p>
          </table:table-cell>
          <table:table-cell office:value-type="float" office:value="29063" calcext:value-type="float">
            <text:p>29063</text:p>
          </table:table-cell>
        </table:table-row>
        <table:table-row table:style-name="ro1">
          <table:table-cell office:value-type="string" calcext:value-type="string">
            <text:p>80_1000_200</text:p>
          </table:table-cell>
          <table:table-cell office:value-type="float" office:value="166685" calcext:value-type="float">
            <text:p>166685</text:p>
          </table:table-cell>
          <table:table-cell office:value-type="float" office:value="305050" calcext:value-type="float">
            <text:p>305050</text:p>
          </table:table-cell>
        </table:table-row>
        <table:table-row table:style-name="ro1">
          <table:table-cell office:value-type="string" calcext:value-type="string">
            <text:p>80_20_200</text:p>
          </table:table-cell>
          <table:table-cell office:value-type="float" office:value="5721" calcext:value-type="float">
            <text:p>5721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string" calcext:value-type="string">
            <text:p>80_3_200</text:p>
          </table:table-cell>
          <table:table-cell office:value-type="float" office:value="2491" calcext:value-type="float">
            <text:p>2491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string" calcext:value-type="string">
            <text:p>80_500_200</text:p>
          </table:table-cell>
          <table:table-cell office:value-type="float" office:value="94303" calcext:value-type="float">
            <text:p>94303</text:p>
          </table:table-cell>
          <table:table-cell office:value-type="float" office:value="148242" calcext:value-type="float">
            <text:p>148242</text:p>
          </table:table-cell>
        </table:table-row>
        <table:table-row table:style-name="ro1">
          <table:table-cell office:value-type="string" calcext:value-type="string">
            <text:p>80_800_200</text:p>
          </table:table-cell>
          <table:table-cell office:value-type="float" office:value="139600" calcext:value-type="float">
            <text:p>139600</text:p>
          </table:table-cell>
          <table:table-cell office:value-type="float" office:value="222317" calcext:value-type="float">
            <text:p>222317</text:p>
          </table:table-cell>
        </table:table-row>
        <table:table-row table:style-name="ro1">
          <table:table-cell office:value-type="string" calcext:value-type="string">
            <text:p>100_100_200</text:p>
          </table:table-cell>
          <table:table-cell office:value-type="float" office:value="15819" calcext:value-type="float">
            <text:p>15819</text:p>
          </table:table-cell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string" calcext:value-type="string">
            <text:p>100_1000_200</text:p>
          </table:table-cell>
          <table:table-cell office:value-type="float" office:value="160208" calcext:value-type="float">
            <text:p>160208</text:p>
          </table:table-cell>
          <table:table-cell office:value-type="float" office:value="290823" calcext:value-type="float">
            <text:p>290823</text:p>
          </table:table-cell>
        </table:table-row>
        <table:table-row table:style-name="ro1">
          <table:table-cell office:value-type="string" calcext:value-type="string">
            <text:p>100_20_200</text:p>
          </table:table-cell>
          <table:table-cell office:value-type="float" office:value="4668" calcext:value-type="float">
            <text:p>4668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office:value-type="string" calcext:value-type="string">
            <text:p>100_3_200</text:p>
          </table:table-cell>
          <table:table-cell office:value-type="float" office:value="1757" calcext:value-type="float">
            <text:p>175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100_500_200</text:p>
          </table:table-cell>
          <table:table-cell office:value-type="float" office:value="80827" calcext:value-type="float">
            <text:p>80827</text:p>
          </table:table-cell>
          <table:table-cell office:value-type="float" office:value="127066" calcext:value-type="float">
            <text:p>127066</text:p>
          </table:table-cell>
        </table:table-row>
        <table:table-row table:style-name="ro1">
          <table:table-cell office:value-type="string" calcext:value-type="string">
            <text:p>100_800_200</text:p>
          </table:table-cell>
          <table:table-cell office:value-type="float" office:value="124498" calcext:value-type="float">
            <text:p>124498</text:p>
          </table:table-cell>
          <table:table-cell office:value-type="float" office:value="229263" calcext:value-type="float">
            <text:p>22926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Order by cube size'.A1:'Order by cube size'.C43">
          <table:sort>
            <table:sort-by table:field-number="0" table:data-type="automatic"/>
          </table:sort>
        </table:database-range>
        <table:database-range table:name="__Anonymous_Sheet_DB__1" table:target-range-address="'Order by size of Dictionary'.A13:'Order by size of Dictionary'.C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date>2013-12-21T17:24:56.895322957</dc:date>
    <dc:creator>Anni Nguyen</dc:creator>
    <meta:editing-duration>PT4M25S</meta:editing-duration>
    <meta:editing-cycles>3</meta:editing-cycles>
    <meta:document-statistic meta:table-count="3" meta:cell-count="6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439cm" svg:height="15.637cm" xlink:href=".." xlink:type="simple" chart:class="chart:bar" chart:style-name="ch1">
        <chart:title svg:x="12.863cm" svg:y="0.448cm" chart:style-name="ch2">
          <text:p>Associated Graph</text:p>
        </chart:title>
        <chart:legend chart:legend-position="end" svg:x="27.069cm" svg:y="7.27cm" style:legend-expansion="high" chart:style-name="ch3"/>
        <chart:plot-area chart:style-name="ch4" table:cell-range-address="'Order by size of Dictionary'.A24:'Order by size of Dictionary'.A24 'Order by cube size'.A2:'Order by cube size'.C76 'Order by cube size'.B1:'Order by cube size'.C1" chart:data-source-has-labels="both" svg:x="1.599cm" svg:y="2.189cm" svg:width="24.295cm" svg:height="12.155cm">
          <chartooo:coordinate-region svg:x="2.961cm" svg:y="2.388cm" svg:width="22.933cm" svg:height="9.985cm"/>
          <chart:axis chart:dimension="x" chart:name="primary-x" chart:style-name="ch5" chartooo:axis-type="auto">
            <chartooo:date-scale/>
            <chart:title svg:x="13.345cm" svg:y="14.656cm" chart:style-name="ch6">
              <text:p>Data</text:p>
            </chart:title>
            <chart:categories table:cell-range-address="'Order by cube size'.A2:'Order by cube size'.A76"/>
          </chart:axis>
          <chart:axis chart:dimension="y" chart:name="primary-y" chart:style-name="ch7">
            <chart:title svg:x="0.451cm" svg:y="8.667cm" chart:style-name="ch8">
              <text:p>Time</text:p>
            </chart:title>
            <chart:grid chart:style-name="ch9" chart:class="major"/>
          </chart:axis>
          <chart:series chart:style-name="ch10" chart:values-cell-range-address="'Order by cube size'.B2:'Order by cube size'.B76" chart:label-cell-address="'Order by cube size'.B1:'Order by cube size'.B1" chart:class="chart:bar">
            <chart:data-point chart:repeated="75"/>
          </chart:series>
          <chart:series chart:style-name="ch11" chart:values-cell-range-address="'Order by cube size'.C2:'Order by cube size'.C76" chart:label-cell-address="'Order by cube size'.C1:'Order by cube size'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cube size'.B1:'Order by cube size'.B1</svg:desc>
                </draw:g>
              </table:table-cell>
              <table:table-cell office:value-type="string">
                <text:p>Sequential</text:p>
                <draw:g>
                  <svg:desc>'Order by cube size'.C1:'Order by cube 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_2_100</text:p>
                <draw:g>
                  <svg:desc>'Order by cube size'.A2:'Order by cube size'.A76</svg:desc>
                </draw:g>
              </table:table-cell>
              <table:table-cell office:value-type="float" office:value="536">
                <text:p>536</text:p>
                <draw:g>
                  <svg:desc>'Order by cube size'.B2:'Order by cube size'.B76</svg:desc>
                </draw:g>
              </table:table-cell>
              <table:table-cell office:value-type="float" office:value="7">
                <text:p>7</text:p>
                <draw:g>
                  <svg:desc>'Order by cube size'.C2:'Order by cube size'.C76</svg:desc>
                </draw:g>
              </table:table-cell>
            </table:table-row>
            <table:table-row>
              <table:table-cell office:value-type="string">
                <text:p>4_2_131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_2_133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_2_156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_2_20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_2_3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100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_107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_136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10_166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_20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_3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_100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_2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2_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2_301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_375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2_377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2_474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2_607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_621</text:p>
              </table:table-cell>
              <table:table-cell office:value-type="float" office:value="633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_10_10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0_10_1000</text:p>
              </table:table-cell>
              <table:table-cell office:value-type="float" office:value="2190">
                <text:p>219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50_10_2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0_10_3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_10_500</text:p>
              </table:table-cell>
              <table:table-cell office:value-type="float" office:value="1591">
                <text:p>15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0_10_800</text:p>
              </table:table-cell>
              <table:table-cell office:value-type="float" office:value="1953">
                <text:p>195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0_2_10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_2_2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_2_289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_2_3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_2_401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2_432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_2_480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2_608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_2_624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_50_10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_50_2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_50_3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_50_369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_50_500</text:p>
              </table:table-cell>
              <table:table-cell office:value-type="float" office:value="818">
                <text:p>8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0_50_518</text:p>
              </table:table-cell>
              <table:table-cell office:value-type="float" office:value="821">
                <text:p>8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0_10_1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200_10_10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200_10_2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200_10_3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200_10_500</text:p>
              </table:table-cell>
              <table:table-cell office:value-type="float" office:value="145450">
                <text:p>145450</text:p>
              </table:table-cell>
              <table:table-cell office:value-type="float" office:value="228909">
                <text:p>228909</text:p>
              </table:table-cell>
            </table:table-row>
            <table:table-row>
              <table:table-cell office:value-type="string">
                <text:p>200_10_8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200_100_1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200_100_10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200_100_2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0_100_3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00_100_5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200_100_8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  <table:table-row>
              <table:table-cell office:value-type="string">
                <text:p>200_2_1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00_2_2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0_2_3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00_2_366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00_2_409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00_2_437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0_2_472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00_2_603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00_2_621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00_50_1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200_50_10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200_50_2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00_50_3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00_50_5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200_50_8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200_80_1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200_80_10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  <table:table-row>
              <table:table-cell office:value-type="string">
                <text:p>200_80_2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200_80_3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200_80_5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200_80_8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134cm" svg:height="15.317cm" xlink:href=".." xlink:type="simple" chart:class="chart:bar" chart:style-name="ch1">
        <chart:title svg:x="14.211cm" svg:y="0.442cm" chart:style-name="ch2">
          <text:p>Associated Graph</text:p>
        </chart:title>
        <chart:subtitle svg:x="14.991cm" svg:y="1.553cm" chart:style-name="ch3">
          <text:p>Small Cube</text:p>
        </chart:subtitle>
        <chart:legend chart:legend-position="end" svg:x="29.764cm" svg:y="7.11cm" style:legend-expansion="high" chart:style-name="ch4"/>
        <chart:plot-area chart:style-name="ch5" table:cell-range-address="'Order by size of Dictionary'.A14:'Order by size of Dictionary'.C50 'Order by cube size'.B1:'Order by cube size'.C1" chart:data-source-has-labels="both" svg:x="1.653cm" svg:y="2.874cm" svg:width="26.828cm" svg:height="11.156cm">
          <chartooo:coordinate-region svg:x="2.83cm" svg:y="3.073cm" svg:width="25.651cm" svg:height="9.117cm"/>
          <chart:axis chart:dimension="x" chart:name="primary-x" chart:style-name="ch6" chartooo:axis-type="auto">
            <chartooo:date-scale/>
            <chart:title svg:x="14.481cm" svg:y="14.336cm" chart:style-name="ch7">
              <text:p>dataset</text:p>
            </chart:title>
            <chart:categories table:cell-range-address="'Order by size of Dictionary'.A14:'Order by size of Dictionary'.A50"/>
          </chart:axis>
          <chart:axis chart:dimension="y" chart:name="primary-y" chart:style-name="ch8">
            <chart:title svg:x="0.451cm" svg:y="8.853cm" chart:style-name="ch9">
              <text:p>Time</text:p>
            </chart:title>
            <chart:grid chart:style-name="ch10" chart:class="major"/>
          </chart:axis>
          <chart:series chart:style-name="ch11" chart:values-cell-range-address="'Order by size of Dictionary'.B14:'Order by size of Dictionary'.B50" chart:label-cell-address="'Order by cube size'.B1:'Order by cube size'.B1" chart:class="chart:bar">
            <chart:data-point chart:repeated="37"/>
          </chart:series>
          <chart:series chart:style-name="ch12" chart:values-cell-range-address="'Order by size of Dictionary'.C14:'Order by size of Dictionary'.C50" chart:label-cell-address="'Order by cube size'.C1:'Order by cube size'.C1" chart:class="chart:bar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cube size'.B1:'Order by cube size'.B1</svg:desc>
                </draw:g>
              </table:table-cell>
              <table:table-cell office:value-type="string">
                <text:p>Sequential</text:p>
                <draw:g>
                  <svg:desc>'Order by cube size'.C1:'Order by cube 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_10_200</text:p>
                <draw:g>
                  <svg:desc>'Order by size of Dictionary'.A14:'Order by size of Dictionary'.A50</svg:desc>
                </draw:g>
              </table:table-cell>
              <table:table-cell office:value-type="float" office:value="7293">
                <text:p>7293</text:p>
                <draw:g>
                  <svg:desc>'Order by size of Dictionary'.B14:'Order by size of Dictionary'.B50</svg:desc>
                </draw:g>
              </table:table-cell>
              <table:table-cell office:value-type="float" office:value="11234">
                <text:p>11234</text:p>
                <draw:g>
                  <svg:desc>'Order by size of Dictionary'.C14:'Order by size of Dictionary'.C50</svg:desc>
                </draw:g>
              </table:table-cell>
            </table:table-row>
            <table:table-row>
              <table:table-cell office:value-type="string">
                <text:p>20_10_5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_100_20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_2_1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20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_2_4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5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_50_20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0_50_5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_80_20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00_10_10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10_2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100_10_5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00_2_10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2_2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00_2_4</text:p>
              </table:table-cell>
              <table:table-cell office:value-type="float" office:value="536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_2_5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50_2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100_50_5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_80_2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107_10_10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_2_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_2_4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_10_10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_2_4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_10_1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_2_50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_2_10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_2_200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69_50_50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75_2_10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_2_10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_2_50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_2_200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32_2_50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_2_200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409cm" svg:height="15.717cm" xlink:href=".." xlink:type="simple" chart:class="chart:bar" chart:style-name="ch1">
        <chart:title svg:x="14.348cm" svg:y="0.45cm" chart:style-name="ch2">
          <text:p>Associated Graph</text:p>
        </chart:title>
        <chart:subtitle svg:x="15.34cm" svg:y="1.569cm" chart:style-name="ch3">
          <text:p>Big Cube</text:p>
        </chart:subtitle>
        <chart:legend chart:legend-position="end" svg:x="30.039cm" svg:y="7.31cm" style:legend-expansion="high" chart:style-name="ch4"/>
        <chart:plot-area chart:style-name="ch5" table:cell-range-address="'Order by cube size'.A44:'Order by cube size'.C76 'Order by cube size'.B1:'Order by cube size'.C1" chart:data-source-has-labels="both" svg:x="1.659cm" svg:y="2.906cm" svg:width="27.085cm" svg:height="11.516cm">
          <chartooo:coordinate-region svg:x="3.021cm" svg:y="3.105cm" svg:width="25.723cm" svg:height="9.346cm"/>
          <chart:axis chart:dimension="x" chart:name="primary-x" chart:style-name="ch6" chartooo:axis-type="auto">
            <chartooo:date-scale/>
            <chart:title svg:x="14.8cm" svg:y="14.736cm" chart:style-name="ch7">
              <text:p>Data</text:p>
            </chart:title>
            <chart:categories table:cell-range-address="'Order by cube size'.A44:'Order by cube size'.A76"/>
          </chart:axis>
          <chart:axis chart:dimension="y" chart:name="primary-y" chart:style-name="ch8">
            <chart:title svg:x="0.451cm" svg:y="9.065cm" chart:style-name="ch9">
              <text:p>Time</text:p>
            </chart:title>
            <chart:grid chart:style-name="ch10" chart:class="major"/>
          </chart:axis>
          <chart:series chart:style-name="ch11" chart:values-cell-range-address="'Order by cube size'.B44:'Order by cube size'.B76" chart:label-cell-address="'Order by cube size'.B1:'Order by cube size'.B1" chart:class="chart:bar">
            <chart:data-point chart:repeated="33"/>
          </chart:series>
          <chart:series chart:style-name="ch12" chart:values-cell-range-address="'Order by cube size'.C44:'Order by cube size'.C76" chart:label-cell-address="'Order by cube size'.C1:'Order by cube size'.C1" chart:class="chart:ba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cube size'.B1:'Order by cube size'.B1</svg:desc>
                </draw:g>
              </table:table-cell>
              <table:table-cell office:value-type="string">
                <text:p>Sequential</text:p>
                <draw:g>
                  <svg:desc>'Order by cube size'.C1:'Order by cube siz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_10_100</text:p>
                <draw:g>
                  <svg:desc>'Order by cube size'.A44:'Order by cube size'.A76</svg:desc>
                </draw:g>
              </table:table-cell>
              <table:table-cell office:value-type="float" office:value="29906">
                <text:p>29906</text:p>
                <draw:g>
                  <svg:desc>'Order by cube size'.B44:'Order by cube size'.B76</svg:desc>
                </draw:g>
              </table:table-cell>
              <table:table-cell office:value-type="float" office:value="49085">
                <text:p>49085</text:p>
                <draw:g>
                  <svg:desc>'Order by cube size'.C44:'Order by cube size'.C76</svg:desc>
                </draw:g>
              </table:table-cell>
            </table:table-row>
            <table:table-row>
              <table:table-cell office:value-type="string">
                <text:p>200_10_10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200_10_2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200_10_3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200_10_500</text:p>
              </table:table-cell>
              <table:table-cell office:value-type="float" office:value="145450">
                <text:p>145450</text:p>
              </table:table-cell>
              <table:table-cell office:value-type="float" office:value="228909">
                <text:p>228909</text:p>
              </table:table-cell>
            </table:table-row>
            <table:table-row>
              <table:table-cell office:value-type="string">
                <text:p>200_10_8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200_100_1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200_100_10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200_100_2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0_100_3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00_100_5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200_100_8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  <table:table-row>
              <table:table-cell office:value-type="string">
                <text:p>200_2_1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00_2_2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0_2_3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00_2_366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00_2_409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00_2_437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00_2_472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00_2_603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00_2_621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00_50_1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200_50_10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200_50_2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00_50_3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00_50_5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200_50_8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200_80_1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200_80_10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  <table:table-row>
              <table:table-cell office:value-type="string">
                <text:p>200_80_2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200_80_3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200_80_5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200_80_8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408cm" svg:height="15.673cm" xlink:href=".." xlink:type="simple" chart:class="chart:bar" chart:style-name="ch1">
        <chart:title svg:x="14.348cm" svg:y="0.449cm" chart:style-name="ch2">
          <text:p>Associated Graph</text:p>
        </chart:title>
        <chart:legend chart:legend-position="end" svg:x="30.118cm" svg:y="7.288cm" style:legend-expansion="high" chart:style-name="ch3"/>
        <chart:plot-area chart:style-name="ch4" table:cell-range-address="'Order by size of Dictionary'.A1:'Order by size of Dictionary'.C76" chart:data-source-has-labels="both" svg:x="1.659cm" svg:y="2.193cm" svg:width="27.163cm" svg:height="12.186cm">
          <chartooo:coordinate-region svg:x="3.021cm" svg:y="2.392cm" svg:width="25.801cm" svg:height="9.884cm"/>
          <chart:axis chart:dimension="x" chart:name="primary-x" chart:style-name="ch5" chartooo:axis-type="auto">
            <chartooo:date-scale/>
            <chart:title svg:x="14.839cm" svg:y="14.692cm" chart:style-name="ch6">
              <text:p>Data</text:p>
            </chart:title>
            <chart:categories table:cell-range-address="'Order by size of Dictionary'.A2:'Order by size of Dictionary'.A76"/>
          </chart:axis>
          <chart:axis chart:dimension="y" chart:name="primary-y" chart:style-name="ch7">
            <chart:title svg:x="0.451cm" svg:y="8.687cm" chart:style-name="ch8">
              <text:p>Time</text:p>
            </chart:title>
            <chart:grid chart:style-name="ch9" chart:class="major"/>
          </chart:axis>
          <chart:series chart:style-name="ch10" chart:values-cell-range-address="'Order by size of Dictionary'.B2:'Order by size of Dictionary'.B76" chart:label-cell-address="'Order by size of Dictionary'.B1:'Order by size of Dictionary'.B1" chart:class="chart:bar">
            <chart:data-point chart:repeated="75"/>
          </chart:series>
          <chart:series chart:style-name="ch11" chart:values-cell-range-address="'Order by size of Dictionary'.C2:'Order by size of Dictionary'.C76" chart:label-cell-address="'Order by size of Dictionary'.C1:'Order by size of Dictionary'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size of Dictionary'.B1:'Order by size of Dictionary'.B1</svg:desc>
                </draw:g>
              </table:table-cell>
              <table:table-cell office:value-type="string">
                <text:p>Sequence</text:p>
                <draw:g>
                  <svg:desc>'Order by size of Dictionary'.C1:'Order by size of Dictionar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_10_10</text:p>
                <draw:g>
                  <svg:desc>'Order by size of Dictionary'.A2:'Order by size of Dictionary'.A76</svg:desc>
                </draw:g>
              </table:table-cell>
              <table:table-cell office:value-type="float" office:value="205">
                <text:p>205</text:p>
                <draw:g>
                  <svg:desc>'Order by size of Dictionary'.B2:'Order by size of Dictionary'.B76</svg:desc>
                </draw:g>
              </table:table-cell>
              <table:table-cell office:value-type="float" office:value="2">
                <text:p>2</text:p>
                <draw:g>
                  <svg:desc>'Order by size of Dictionary'.C2:'Order by size of Dictionary'.C76</svg:desc>
                </draw:g>
              </table:table-cell>
            </table:table-row>
            <table:table-row>
              <table:table-cell office:value-type="string">
                <text:p>3_10_200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_10_50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_100_200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3_2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_2_200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_2_4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_2_50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_50_200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_50_50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_80_200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20_10_10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10_20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20_10_5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_100_20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_2_1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20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_2_4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5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_50_20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0_50_5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_80_20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00_10_10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10_2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100_10_5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00_2_10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2_2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00_2_4</text:p>
              </table:table-cell>
              <table:table-cell office:value-type="float" office:value="536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_2_5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50_2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100_50_5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_80_2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107_10_10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_2_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_2_4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_10_10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_2_4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_10_1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_2_50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_2_10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_2_200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69_50_50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75_2_10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_2_10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_2_50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_2_200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32_2_50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_2_200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72_2_200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474_2_10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_2_50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_10_200</text:p>
              </table:table-cell>
              <table:table-cell office:value-type="float" office:value="145450">
                <text:p>145450</text:p>
              </table:table-cell>
              <table:table-cell office:value-type="float" office:value="228909">
                <text:p>228909</text:p>
              </table:table-cell>
            </table:table-row>
            <table:table-row>
              <table:table-cell office:value-type="string">
                <text:p>500_10_50</text:p>
              </table:table-cell>
              <table:table-cell office:value-type="float" office:value="1591">
                <text:p>15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00_100_2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500_50_2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500_50_50</text:p>
              </table:table-cell>
              <table:table-cell office:value-type="float" office:value="818">
                <text:p>8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00_80_2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518_50_50</text:p>
              </table:table-cell>
              <table:table-cell office:value-type="float" office:value="821">
                <text:p>8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03_2_200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07_2_10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_2_50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_2_10</text:p>
              </table:table-cell>
              <table:table-cell office:value-type="float" office:value="633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_2_200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24_2_50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_10_2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800_10_50</text:p>
              </table:table-cell>
              <table:table-cell office:value-type="float" office:value="1953">
                <text:p>195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00_100_2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  <table:table-row>
              <table:table-cell office:value-type="string">
                <text:p>800_50_2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800_80_2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  <table:table-row>
              <table:table-cell office:value-type="string">
                <text:p>1000_10_2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1000_10_50</text:p>
              </table:table-cell>
              <table:table-cell office:value-type="float" office:value="2190">
                <text:p>219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00_100_2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1000_50_2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1000_80_2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78cm" svg:height="15.673cm" xlink:href=".." xlink:type="simple" chart:class="chart:bar" chart:style-name="ch1">
        <chart:title svg:x="14.183cm" svg:y="0.449cm" chart:style-name="ch2">
          <text:p>Associated Graph</text:p>
        </chart:title>
        <chart:subtitle svg:x="14.593cm" svg:y="1.567cm" chart:style-name="ch3">
          <text:p>Small dictionary</text:p>
        </chart:subtitle>
        <chart:legend chart:legend-position="end" svg:x="29.787cm" svg:y="7.288cm" style:legend-expansion="high" chart:style-name="ch4"/>
        <chart:plot-area chart:style-name="ch5" table:cell-range-address="'Order by size of Dictionary'.A1:'Order by size of Dictionary'.C53" chart:data-source-has-labels="both" svg:x="1.652cm" svg:y="2.902cm" svg:width="26.854cm" svg:height="11.477cm">
          <chartooo:coordinate-region svg:x="2.829cm" svg:y="3.101cm" svg:width="25.677cm" svg:height="9.437cm"/>
          <chart:axis chart:dimension="x" chart:name="primary-x" chart:style-name="ch6" chartooo:axis-type="auto">
            <chartooo:date-scale/>
            <chart:title svg:x="14.678cm" svg:y="14.692cm" chart:style-name="ch7">
              <text:p>Data</text:p>
            </chart:title>
            <chart:categories table:cell-range-address="'Order by size of Dictionary'.A2:'Order by size of Dictionary'.A53"/>
          </chart:axis>
          <chart:axis chart:dimension="y" chart:name="primary-y" chart:style-name="ch8">
            <chart:title svg:x="0.451cm" svg:y="9.041cm" chart:style-name="ch9">
              <text:p>Time</text:p>
            </chart:title>
            <chart:grid chart:style-name="ch10" chart:class="major"/>
          </chart:axis>
          <chart:series chart:style-name="ch11" chart:values-cell-range-address="'Order by size of Dictionary'.B2:'Order by size of Dictionary'.B53" chart:label-cell-address="'Order by size of Dictionary'.B1:'Order by size of Dictionary'.B1" chart:class="chart:bar">
            <chart:data-point chart:repeated="52"/>
          </chart:series>
          <chart:series chart:style-name="ch12" chart:values-cell-range-address="'Order by size of Dictionary'.C2:'Order by size of Dictionary'.C53" chart:label-cell-address="'Order by size of Dictionary'.C1:'Order by size of Dictionary'.C1" chart:class="chart:ba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size of Dictionary'.B1:'Order by size of Dictionary'.B1</svg:desc>
                </draw:g>
              </table:table-cell>
              <table:table-cell office:value-type="string">
                <text:p>Sequence</text:p>
                <draw:g>
                  <svg:desc>'Order by size of Dictionary'.C1:'Order by size of Dictionar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_10_10</text:p>
                <draw:g>
                  <svg:desc>'Order by size of Dictionary'.A2:'Order by size of Dictionary'.A53</svg:desc>
                </draw:g>
              </table:table-cell>
              <table:table-cell office:value-type="float" office:value="205">
                <text:p>205</text:p>
                <draw:g>
                  <svg:desc>'Order by size of Dictionary'.B2:'Order by size of Dictionary'.B53</svg:desc>
                </draw:g>
              </table:table-cell>
              <table:table-cell office:value-type="float" office:value="2">
                <text:p>2</text:p>
                <draw:g>
                  <svg:desc>'Order by size of Dictionary'.C2:'Order by size of Dictionary'.C53</svg:desc>
                </draw:g>
              </table:table-cell>
            </table:table-row>
            <table:table-row>
              <table:table-cell office:value-type="string">
                <text:p>3_10_200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_10_50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_100_200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3_2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_2_200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_2_4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_2_50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_50_200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3_50_50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_80_200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20_10_10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10_20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20_10_5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_100_20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20_2_1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20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0_2_4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_2_5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_50_20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20_50_5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_80_20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00_10_10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10_2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100_10_5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00_2_10</text:p>
              </table:table-cell>
              <table:table-cell office:value-type="float" office:value="438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2_2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00_2_4</text:p>
              </table:table-cell>
              <table:table-cell office:value-type="float" office:value="536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_2_5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50_2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100_50_5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_80_2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107_10_10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_2_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_2_4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_10_10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_2_4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_10_1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_2_50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_2_10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_2_200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369_50_50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75_2_10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_2_10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1_2_50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_2_200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432_2_50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_2_200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472_2_200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474_2_10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_2_50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05cm" svg:height="15.753cm" xlink:href=".." xlink:type="simple" chart:class="chart:bar" chart:style-name="ch1">
        <chart:title svg:x="14.288cm" svg:y="0.451cm" chart:style-name="ch2">
          <text:p>Associatd Graph</text:p>
        </chart:title>
        <chart:subtitle svg:x="14.791cm" svg:y="1.571cm" chart:style-name="ch3">
          <text:p>Big dictionary</text:p>
        </chart:subtitle>
        <chart:legend chart:legend-position="end" svg:x="29.759cm" svg:y="7.328cm" style:legend-expansion="high" chart:style-name="ch4"/>
        <chart:plot-area chart:style-name="ch5" table:cell-range-address="'Order by size of Dictionary'.A54:'Order by size of Dictionary'.C76 'Order by size of Dictionary'.B1:'Order by size of Dictionary'.C1" chart:data-source-has-labels="both" svg:x="1.652cm" svg:y="2.91cm" svg:width="26.826cm" svg:height="11.547cm">
          <chartooo:coordinate-region svg:x="3.014cm" svg:y="3.109cm" svg:width="24.98cm" svg:height="10.303cm"/>
          <chart:axis chart:dimension="x" chart:name="primary-x" chart:style-name="ch6" chartooo:axis-type="auto">
            <chartooo:date-scale/>
            <chart:title svg:x="14.664cm" svg:y="14.772cm" chart:style-name="ch7">
              <text:p>Data</text:p>
            </chart:title>
            <chart:categories table:cell-range-address="'Order by size of Dictionary'.A54:'Order by size of Dictionary'.A76"/>
          </chart:axis>
          <chart:axis chart:dimension="y" chart:name="primary-y" chart:style-name="ch8">
            <chart:title svg:x="0.451cm" svg:y="9.084cm" chart:style-name="ch9">
              <text:p>Time</text:p>
            </chart:title>
            <chart:grid chart:style-name="ch10" chart:class="major"/>
          </chart:axis>
          <chart:series chart:style-name="ch11" chart:values-cell-range-address="'Order by size of Dictionary'.B54:'Order by size of Dictionary'.B76" chart:label-cell-address="'Order by size of Dictionary'.B1:'Order by size of Dictionary'.B1" chart:class="chart:bar">
            <chart:data-point chart:repeated="23"/>
          </chart:series>
          <chart:series chart:style-name="ch12" chart:values-cell-range-address="'Order by size of Dictionary'.C54:'Order by size of Dictionary'.C76" chart:label-cell-address="'Order by size of Dictionary'.C1:'Order by size of Dictionary'.C1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size of Dictionary'.B1:'Order by size of Dictionary'.B1</svg:desc>
                </draw:g>
              </table:table-cell>
              <table:table-cell office:value-type="string">
                <text:p>Sequence</text:p>
                <draw:g>
                  <svg:desc>'Order by size of Dictionary'.C1:'Order by size of Dictionary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_10_200</text:p>
                <draw:g>
                  <svg:desc>'Order by size of Dictionary'.A54:'Order by size of Dictionary'.A76</svg:desc>
                </draw:g>
              </table:table-cell>
              <table:table-cell office:value-type="float" office:value="145450">
                <text:p>145450</text:p>
                <draw:g>
                  <svg:desc>'Order by size of Dictionary'.B54:'Order by size of Dictionary'.B76</svg:desc>
                </draw:g>
              </table:table-cell>
              <table:table-cell office:value-type="float" office:value="228909">
                <text:p>228909</text:p>
                <draw:g>
                  <svg:desc>'Order by size of Dictionary'.C54:'Order by size of Dictionary'.C76</svg:desc>
                </draw:g>
              </table:table-cell>
            </table:table-row>
            <table:table-row>
              <table:table-cell office:value-type="string">
                <text:p>500_10_50</text:p>
              </table:table-cell>
              <table:table-cell office:value-type="float" office:value="1591">
                <text:p>15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500_100_2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500_50_2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500_50_50</text:p>
              </table:table-cell>
              <table:table-cell office:value-type="float" office:value="818">
                <text:p>8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00_80_2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518_50_50</text:p>
              </table:table-cell>
              <table:table-cell office:value-type="float" office:value="821">
                <text:p>8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03_2_200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607_2_10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_2_50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_2_10</text:p>
              </table:table-cell>
              <table:table-cell office:value-type="float" office:value="633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1_2_200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24_2_50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0_10_2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800_10_50</text:p>
              </table:table-cell>
              <table:table-cell office:value-type="float" office:value="1953">
                <text:p>195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00_100_2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  <table:table-row>
              <table:table-cell office:value-type="string">
                <text:p>800_50_2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800_80_2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  <table:table-row>
              <table:table-cell office:value-type="string">
                <text:p>1000_10_2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1000_10_50</text:p>
              </table:table-cell>
              <table:table-cell office:value-type="float" office:value="2190">
                <text:p>219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00_100_2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1000_50_2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1000_80_2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91cm" svg:height="15.741cm" xlink:href=".." xlink:type="simple" chart:class="chart:bar" chart:style-name="ch1">
        <chart:title svg:x="14.099cm" svg:y="0.45cm" chart:style-name="ch2">
          <text:p>Associated Graph</text:p>
        </chart:title>
        <chart:legend chart:legend-position="end" svg:x="29.62cm" svg:y="7.322cm" style:legend-expansion="high" chart:style-name="ch3"/>
        <chart:plot-area chart:style-name="ch4" table:cell-range-address="'Order by length of word'.A1:'Order by length of word'.C76" chart:data-source-has-labels="both" svg:x="1.649cm" svg:y="2.197cm" svg:width="26.695cm" svg:height="12.249cm">
          <chartooo:coordinate-region svg:x="3.011cm" svg:y="2.396cm" svg:width="25.333cm" svg:height="10.079cm"/>
          <chart:axis chart:dimension="x" chart:name="primary-x" chart:style-name="ch5" chartooo:axis-type="auto">
            <chartooo:date-scale/>
            <chart:title svg:x="14.595cm" svg:y="14.76cm" chart:style-name="ch6">
              <text:p>Data</text:p>
            </chart:title>
            <chart:categories table:cell-range-address="'Order by length of word'.A2:'Order by length of word'.A76"/>
          </chart:axis>
          <chart:axis chart:dimension="y" chart:name="primary-y" chart:style-name="ch7">
            <chart:title svg:x="0.451cm" svg:y="8.722cm" chart:style-name="ch8">
              <text:p>Time</text:p>
            </chart:title>
            <chart:grid chart:style-name="ch9" chart:class="major"/>
          </chart:axis>
          <chart:series chart:style-name="ch10" chart:values-cell-range-address="'Order by length of word'.B2:'Order by length of word'.B76" chart:label-cell-address="'Order by length of word'.B1:'Order by length of word'.B1" chart:class="chart:bar">
            <chart:data-point chart:repeated="75"/>
          </chart:series>
          <chart:series chart:style-name="ch11" chart:values-cell-range-address="'Order by length of word'.C2:'Order by length of word'.C76" chart:label-cell-address="'Order by length of word'.C1:'Order by length of word'.C1" chart:class="chart:bar"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length of word'.B1:'Order by length of word'.B1</svg:desc>
                </draw:g>
              </table:table-cell>
              <table:table-cell office:value-type="string">
                <text:p>Sequence</text:p>
                <draw:g>
                  <svg:desc>'Order by length of word'.C1:'Order by length of wor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100_10</text:p>
                <draw:g>
                  <svg:desc>'Order by length of word'.A2:'Order by length of word'.A76</svg:desc>
                </draw:g>
              </table:table-cell>
              <table:table-cell office:value-type="float" office:value="438">
                <text:p>438</text:p>
                <draw:g>
                  <svg:desc>'Order by length of word'.B2:'Order by length of word'.B76</svg:desc>
                </draw:g>
              </table:table-cell>
              <table:table-cell office:value-type="float" office:value="2">
                <text:p>2</text:p>
                <draw:g>
                  <svg:desc>'Order by length of word'.C2:'Order by length of word'.C76</svg:desc>
                </draw:g>
              </table:table-cell>
            </table:table-row>
            <table:table-row>
              <table:table-cell office:value-type="string">
                <text:p>2_100_2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_100_4</text:p>
              </table:table-cell>
              <table:table-cell office:value-type="float" office:value="536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100_5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_131_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133_4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156_4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20_1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20_20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_20_4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20_5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289_50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_3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3_200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_3_4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3_50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_301_10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366_200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_375_10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377_10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401_50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409_200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_432_50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_437_200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_472_200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_474_10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480_50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603_200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_607_10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608_50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621_10</text:p>
              </table:table-cell>
              <table:table-cell office:value-type="float" office:value="633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621_200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_624_50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_100_10</text:p>
              </table:table-cell>
              <table:table-cell office:value-type="float" office:value="530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0_2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10_100_5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_1000_2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10_1000_50</text:p>
              </table:table-cell>
              <table:table-cell office:value-type="float" office:value="2190">
                <text:p>219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_107_10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36_10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166_1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0_10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20_20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10_20_5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_3_10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3_200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0_3_50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_500_200</text:p>
              </table:table-cell>
              <table:table-cell office:value-type="float" office:value="145450">
                <text:p>145450</text:p>
              </table:table-cell>
              <table:table-cell office:value-type="float" office:value="228909">
                <text:p>228909</text:p>
              </table:table-cell>
            </table:table-row>
            <table:table-row>
              <table:table-cell office:value-type="string">
                <text:p>10_500_50</text:p>
              </table:table-cell>
              <table:table-cell office:value-type="float" office:value="1591">
                <text:p>15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0_800_2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10_800_50</text:p>
              </table:table-cell>
              <table:table-cell office:value-type="float" office:value="1953">
                <text:p>195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0_100_2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50_100_5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_1000_2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50_20_20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50_20_5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_3_200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50_3_50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_369_50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_500_2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50_500_50</text:p>
              </table:table-cell>
              <table:table-cell office:value-type="float" office:value="818">
                <text:p>8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0_518_50</text:p>
              </table:table-cell>
              <table:table-cell office:value-type="float" office:value="821">
                <text:p>8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0_800_2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80_100_2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80_1000_2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  <table:table-row>
              <table:table-cell office:value-type="string">
                <text:p>80_20_20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80_3_200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80_500_2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80_800_2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00_1000_2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100_20_20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00_3_200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00_500_2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100_800_2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13cm" svg:height="15.715cm" xlink:href=".." xlink:type="simple" chart:class="chart:bar" chart:style-name="ch1">
        <chart:title svg:x="14.209cm" svg:y="0.45cm" chart:style-name="ch2">
          <text:p>Associated Graph</text:p>
        </chart:title>
        <chart:subtitle svg:x="14.275cm" svg:y="1.569cm" chart:style-name="ch3">
          <text:p>Short length of word</text:p>
        </chart:subtitle>
        <chart:legend chart:legend-position="end" svg:x="29.84cm" svg:y="7.309cm" style:legend-expansion="high" chart:style-name="ch4"/>
        <chart:plot-area chart:style-name="ch5" table:cell-range-address="'Order by length of word'.A1:'Order by length of word'.C34" chart:data-source-has-labels="both" svg:x="1.653cm" svg:y="2.906cm" svg:width="26.903cm" svg:height="11.514cm">
          <chartooo:coordinate-region svg:x="2.645cm" svg:y="3.105cm" svg:width="25.911cm" svg:height="9.605cm"/>
          <chart:axis chart:dimension="x" chart:name="primary-x" chart:style-name="ch6" chartooo:axis-type="auto">
            <chartooo:date-scale/>
            <chart:title svg:x="14.703cm" svg:y="14.734cm" chart:style-name="ch7">
              <text:p>Data</text:p>
            </chart:title>
            <chart:categories table:cell-range-address="'Order by length of word'.A2:'Order by length of word'.A34"/>
          </chart:axis>
          <chart:axis chart:dimension="y" chart:name="primary-y" chart:style-name="ch8">
            <chart:title svg:x="0.451cm" svg:y="9.064cm" chart:style-name="ch9">
              <text:p>Time</text:p>
            </chart:title>
            <chart:grid chart:style-name="ch10" chart:class="major"/>
          </chart:axis>
          <chart:series chart:style-name="ch11" chart:values-cell-range-address="'Order by length of word'.B2:'Order by length of word'.B34" chart:label-cell-address="'Order by length of word'.B1:'Order by length of word'.B1" chart:class="chart:bar">
            <chart:data-point chart:repeated="33"/>
          </chart:series>
          <chart:series chart:style-name="ch12" chart:values-cell-range-address="'Order by length of word'.C2:'Order by length of word'.C34" chart:label-cell-address="'Order by length of word'.C1:'Order by length of word'.C1" chart:class="chart:bar"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length of word'.B1:'Order by length of word'.B1</svg:desc>
                </draw:g>
              </table:table-cell>
              <table:table-cell office:value-type="string">
                <text:p>Sequence</text:p>
                <draw:g>
                  <svg:desc>'Order by length of word'.C1:'Order by length of wor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_100_10</text:p>
                <draw:g>
                  <svg:desc>'Order by length of word'.A2:'Order by length of word'.A34</svg:desc>
                </draw:g>
              </table:table-cell>
              <table:table-cell office:value-type="float" office:value="438">
                <text:p>438</text:p>
                <draw:g>
                  <svg:desc>'Order by length of word'.B2:'Order by length of word'.B34</svg:desc>
                </draw:g>
              </table:table-cell>
              <table:table-cell office:value-type="float" office:value="2">
                <text:p>2</text:p>
                <draw:g>
                  <svg:desc>'Order by length of word'.C2:'Order by length of word'.C34</svg:desc>
                </draw:g>
              </table:table-cell>
            </table:table-row>
            <table:table-row>
              <table:table-cell office:value-type="string">
                <text:p>2_100_200</text:p>
              </table:table-cell>
              <table:table-cell office:value-type="float" office:value="1794">
                <text:p>17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_100_4</text:p>
              </table:table-cell>
              <table:table-cell office:value-type="float" office:value="536">
                <text:p>5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100_50</text:p>
              </table:table-cell>
              <table:table-cell office:value-type="float" office:value="423">
                <text:p>4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_131_4</text:p>
              </table:table-cell>
              <table:table-cell office:value-type="float" office:value="436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133_4</text:p>
              </table:table-cell>
              <table:table-cell office:value-type="float" office:value="521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156_4</text:p>
              </table:table-cell>
              <table:table-cell office:value-type="float" office:value="527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20_10</text:p>
              </table:table-cell>
              <table:table-cell office:value-type="float" office:value="431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20_200</text:p>
              </table:table-cell>
              <table:table-cell office:value-type="float" office:value="1798">
                <text:p>179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_20_4</text:p>
              </table:table-cell>
              <table:table-cell office:value-type="float" office:value="405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20_50</text:p>
              </table:table-cell>
              <table:table-cell office:value-type="float" office:value="410">
                <text:p>4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289_50</text:p>
              </table:table-cell>
              <table:table-cell office:value-type="float" office:value="567">
                <text:p>5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_3_10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3_200</text:p>
              </table:table-cell>
              <table:table-cell office:value-type="float" office:value="1661">
                <text:p>166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2_3_4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_3_50</text:p>
              </table:table-cell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_301_10</text:p>
              </table:table-cell>
              <table:table-cell office:value-type="float" office:value="569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366_200</text:p>
              </table:table-cell>
              <table:table-cell office:value-type="float" office:value="1818">
                <text:p>1818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2_375_10</text:p>
              </table:table-cell>
              <table:table-cell office:value-type="float" office:value="562">
                <text:p>5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377_10</text:p>
              </table:table-cell>
              <table:table-cell office:value-type="float" office:value="558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_401_50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409_200</text:p>
              </table:table-cell>
              <table:table-cell office:value-type="float" office:value="1943">
                <text:p>194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2_432_50</text:p>
              </table:table-cell>
              <table:table-cell office:value-type="float" office:value="474">
                <text:p>4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_437_200</text:p>
              </table:table-cell>
              <table:table-cell office:value-type="float" office:value="1887">
                <text:p>1887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_472_200</text:p>
              </table:table-cell>
              <table:table-cell office:value-type="float" office:value="1787">
                <text:p>1787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_474_10</text:p>
              </table:table-cell>
              <table:table-cell office:value-type="float" office:value="638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480_50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603_200</text:p>
              </table:table-cell>
              <table:table-cell office:value-type="float" office:value="1988">
                <text:p>1988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2_607_10</text:p>
              </table:table-cell>
              <table:table-cell office:value-type="float" office:value="501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_608_50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621_10</text:p>
              </table:table-cell>
              <table:table-cell office:value-type="float" office:value="633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_621_200</text:p>
              </table:table-cell>
              <table:table-cell office:value-type="float" office:value="2006">
                <text:p>200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_624_50</text:p>
              </table:table-cell>
              <table:table-cell office:value-type="float" office:value="587">
                <text:p>58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198cm" svg:height="14.414cm" xlink:href=".." xlink:type="simple" chart:class="chart:bar" chart:style-name="ch1">
        <chart:title svg:x="14.243cm" svg:y="0.424cm" chart:style-name="ch2">
          <text:p>Associated Graph</text:p>
        </chart:title>
        <chart:subtitle svg:x="15.129cm" svg:y="1.517cm" chart:style-name="ch3">
          <text:p>Long word</text:p>
        </chart:subtitle>
        <chart:legend chart:legend-position="end" svg:x="29.907cm" svg:y="6.659cm" style:legend-expansion="high" chart:style-name="ch4"/>
        <chart:plot-area chart:style-name="ch5" table:cell-range-address="'Order by length of word'.A35:'Order by length of word'.C76 'Order by length of word'.B1:'Order by length of word'.C1" chart:data-source-has-labels="both" svg:x="1.654cm" svg:y="2.802cm" svg:width="26.968cm" svg:height="10.343cm">
          <chartooo:coordinate-region svg:x="3.016cm" svg:y="3.001cm" svg:width="25.606cm" svg:height="8.173cm"/>
          <chart:axis chart:dimension="x" chart:name="primary-x" chart:style-name="ch6" chartooo:axis-type="auto">
            <chartooo:date-scale/>
            <chart:title svg:x="14.737cm" svg:y="13.433cm" chart:style-name="ch7">
              <text:p>Data</text:p>
            </chart:title>
            <chart:categories table:cell-range-address="'Order by length of word'.A35:'Order by length of word'.A76"/>
          </chart:axis>
          <chart:axis chart:dimension="y" chart:name="primary-y" chart:style-name="ch8">
            <chart:title svg:x="0.451cm" svg:y="8.374cm" chart:style-name="ch9">
              <text:p>Time</text:p>
            </chart:title>
            <chart:grid chart:style-name="ch10" chart:class="major"/>
          </chart:axis>
          <chart:series chart:style-name="ch11" chart:values-cell-range-address="'Order by length of word'.B35:'Order by length of word'.B76" chart:label-cell-address="'Order by length of word'.B1:'Order by length of word'.B1" chart:class="chart:bar">
            <chart:data-point chart:repeated="42"/>
          </chart:series>
          <chart:series chart:style-name="ch12" chart:values-cell-range-address="'Order by length of word'.C35:'Order by length of word'.C76" chart:label-cell-address="'Order by length of word'.C1:'Order by length of word'.C1" chart:class="chart:ba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'Order by length of word'.B1:'Order by length of word'.B1</svg:desc>
                </draw:g>
              </table:table-cell>
              <table:table-cell office:value-type="string">
                <text:p>Sequence</text:p>
                <draw:g>
                  <svg:desc>'Order by length of word'.C1:'Order by length of wor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100_10</text:p>
                <draw:g>
                  <svg:desc>'Order by length of word'.A35:'Order by length of word'.A76</svg:desc>
                </draw:g>
              </table:table-cell>
              <table:table-cell office:value-type="float" office:value="530">
                <text:p>530</text:p>
                <draw:g>
                  <svg:desc>'Order by length of word'.B35:'Order by length of word'.B76</svg:desc>
                </draw:g>
              </table:table-cell>
              <table:table-cell office:value-type="float" office:value="2">
                <text:p>2</text:p>
                <draw:g>
                  <svg:desc>'Order by length of word'.C35:'Order by length of word'.C76</svg:desc>
                </draw:g>
              </table:table-cell>
            </table:table-row>
            <table:table-row>
              <table:table-cell office:value-type="string">
                <text:p>10_100_200</text:p>
              </table:table-cell>
              <table:table-cell office:value-type="float" office:value="29906">
                <text:p>29906</text:p>
              </table:table-cell>
              <table:table-cell office:value-type="float" office:value="49085">
                <text:p>49085</text:p>
              </table:table-cell>
            </table:table-row>
            <table:table-row>
              <table:table-cell office:value-type="string">
                <text:p>10_100_50</text:p>
              </table:table-cell>
              <table:table-cell office:value-type="float" office:value="665">
                <text:p>6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_1000_200</text:p>
              </table:table-cell>
              <table:table-cell office:value-type="float" office:value="269128">
                <text:p>269128</text:p>
              </table:table-cell>
              <table:table-cell office:value-type="float" office:value="504663">
                <text:p>504663</text:p>
              </table:table-cell>
            </table:table-row>
            <table:table-row>
              <table:table-cell office:value-type="string">
                <text:p>10_1000_50</text:p>
              </table:table-cell>
              <table:table-cell office:value-type="float" office:value="2190">
                <text:p>2190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10_107_10</text:p>
              </table:table-cell>
              <table:table-cell office:value-type="float" office:value="524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36_10</text:p>
              </table:table-cell>
              <table:table-cell office:value-type="float" office:value="432">
                <text:p>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_166_10</text:p>
              </table:table-cell>
              <table:table-cell office:value-type="float" office:value="587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20_10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20_200</text:p>
              </table:table-cell>
              <table:table-cell office:value-type="float" office:value="7293">
                <text:p>7293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10_20_50</text:p>
              </table:table-cell>
              <table:table-cell office:value-type="float" office:value="522">
                <text:p>5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_3_10</text:p>
              </table:table-cell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3_200</text:p>
              </table:table-cell>
              <table:table-cell office:value-type="float" office:value="2472">
                <text:p>2472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0_3_50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_500_200</text:p>
              </table:table-cell>
              <table:table-cell office:value-type="float" office:value="145450">
                <text:p>145450</text:p>
              </table:table-cell>
              <table:table-cell office:value-type="float" office:value="228909">
                <text:p>228909</text:p>
              </table:table-cell>
            </table:table-row>
            <table:table-row>
              <table:table-cell office:value-type="string">
                <text:p>10_500_50</text:p>
              </table:table-cell>
              <table:table-cell office:value-type="float" office:value="1591">
                <text:p>1591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10_800_200</text:p>
              </table:table-cell>
              <table:table-cell office:value-type="float" office:value="208823">
                <text:p>208823</text:p>
              </table:table-cell>
              <table:table-cell office:value-type="float" office:value="354696">
                <text:p>354696</text:p>
              </table:table-cell>
            </table:table-row>
            <table:table-row>
              <table:table-cell office:value-type="string">
                <text:p>10_800_50</text:p>
              </table:table-cell>
              <table:table-cell office:value-type="float" office:value="1953">
                <text:p>195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50_100_200</text:p>
              </table:table-cell>
              <table:table-cell office:value-type="float" office:value="21924">
                <text:p>21924</text:p>
              </table:table-cell>
              <table:table-cell office:value-type="float" office:value="34916">
                <text:p>34916</text:p>
              </table:table-cell>
            </table:table-row>
            <table:table-row>
              <table:table-cell office:value-type="string">
                <text:p>50_100_50</text:p>
              </table:table-cell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_1000_200</text:p>
              </table:table-cell>
              <table:table-cell office:value-type="float" office:value="202242">
                <text:p>202242</text:p>
              </table:table-cell>
              <table:table-cell office:value-type="float" office:value="378841">
                <text:p>378841</text:p>
              </table:table-cell>
            </table:table-row>
            <table:table-row>
              <table:table-cell office:value-type="string">
                <text:p>50_20_200</text:p>
              </table:table-cell>
              <table:table-cell office:value-type="float" office:value="5169">
                <text:p>5169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50_20_50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_3_200</text:p>
              </table:table-cell>
              <table:table-cell office:value-type="float" office:value="2653">
                <text:p>2653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50_3_50</text:p>
              </table:table-cell>
              <table:table-cell office:value-type="float" office:value="208">
                <text:p>2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_369_50</text:p>
              </table:table-cell>
              <table:table-cell office:value-type="float" office:value="651">
                <text:p>65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_500_200</text:p>
              </table:table-cell>
              <table:table-cell office:value-type="float" office:value="108487">
                <text:p>108487</text:p>
              </table:table-cell>
              <table:table-cell office:value-type="float" office:value="179308">
                <text:p>179308</text:p>
              </table:table-cell>
            </table:table-row>
            <table:table-row>
              <table:table-cell office:value-type="string">
                <text:p>50_500_50</text:p>
              </table:table-cell>
              <table:table-cell office:value-type="float" office:value="818">
                <text:p>81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0_518_50</text:p>
              </table:table-cell>
              <table:table-cell office:value-type="float" office:value="821">
                <text:p>8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0_800_200</text:p>
              </table:table-cell>
              <table:table-cell office:value-type="float" office:value="165542">
                <text:p>165542</text:p>
              </table:table-cell>
              <table:table-cell office:value-type="float" office:value="271842">
                <text:p>271842</text:p>
              </table:table-cell>
            </table:table-row>
            <table:table-row>
              <table:table-cell office:value-type="string">
                <text:p>80_100_200</text:p>
              </table:table-cell>
              <table:table-cell office:value-type="float" office:value="19631">
                <text:p>19631</text:p>
              </table:table-cell>
              <table:table-cell office:value-type="float" office:value="29063">
                <text:p>29063</text:p>
              </table:table-cell>
            </table:table-row>
            <table:table-row>
              <table:table-cell office:value-type="string">
                <text:p>80_1000_200</text:p>
              </table:table-cell>
              <table:table-cell office:value-type="float" office:value="166685">
                <text:p>166685</text:p>
              </table:table-cell>
              <table:table-cell office:value-type="float" office:value="305050">
                <text:p>305050</text:p>
              </table:table-cell>
            </table:table-row>
            <table:table-row>
              <table:table-cell office:value-type="string">
                <text:p>80_20_200</text:p>
              </table:table-cell>
              <table:table-cell office:value-type="float" office:value="5721">
                <text:p>5721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80_3_200</text:p>
              </table:table-cell>
              <table:table-cell office:value-type="float" office:value="2491">
                <text:p>2491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80_500_200</text:p>
              </table:table-cell>
              <table:table-cell office:value-type="float" office:value="94303">
                <text:p>94303</text:p>
              </table:table-cell>
              <table:table-cell office:value-type="float" office:value="148242">
                <text:p>148242</text:p>
              </table:table-cell>
            </table:table-row>
            <table:table-row>
              <table:table-cell office:value-type="string">
                <text:p>80_800_200</text:p>
              </table:table-cell>
              <table:table-cell office:value-type="float" office:value="139600">
                <text:p>139600</text:p>
              </table:table-cell>
              <table:table-cell office:value-type="float" office:value="222317">
                <text:p>222317</text:p>
              </table:table-cell>
            </table:table-row>
            <table:table-row>
              <table:table-cell office:value-type="string">
                <text:p>100_100_200</text:p>
              </table:table-cell>
              <table:table-cell office:value-type="float" office:value="15819">
                <text:p>15819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00_1000_200</text:p>
              </table:table-cell>
              <table:table-cell office:value-type="float" office:value="160208">
                <text:p>160208</text:p>
              </table:table-cell>
              <table:table-cell office:value-type="float" office:value="290823">
                <text:p>290823</text:p>
              </table:table-cell>
            </table:table-row>
            <table:table-row>
              <table:table-cell office:value-type="string">
                <text:p>100_20_200</text:p>
              </table:table-cell>
              <table:table-cell office:value-type="float" office:value="4668">
                <text:p>4668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100_3_200</text:p>
              </table:table-cell>
              <table:table-cell office:value-type="float" office:value="1757">
                <text:p>1757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100_500_200</text:p>
              </table:table-cell>
              <table:table-cell office:value-type="float" office:value="80827">
                <text:p>80827</text:p>
              </table:table-cell>
              <table:table-cell office:value-type="float" office:value="127066">
                <text:p>127066</text:p>
              </table:table-cell>
            </table:table-row>
            <table:table-row>
              <table:table-cell office:value-type="string">
                <text:p>100_800_200</text:p>
              </table:table-cell>
              <table:table-cell office:value-type="float" office:value="124498">
                <text:p>124498</text:p>
              </table:table-cell>
              <table:table-cell office:value-type="float" office:value="229263">
                <text:p>22926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